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11a739" officeooo:paragraph-rsid="0011a739" style:font-size-asian="42pt" style:font-size-complex="4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2:08:46.787758351</meta:creation-date>
    <dc:date>2023-04-16T12:10:19.975918667</dc:date>
    <meta:editing-duration>PT1M3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3.7.2$Linux_X86_64 LibreOffice_project/30$Build-2</meta:generator>
  </office:meta>
</office:document-meta>
</file>